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04063C1A.png"/>
  <manifest:file-entry manifest:media-type="image/png" manifest:full-path="Pictures/100000000000000800000008E6C6EA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33cc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1.492cm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7cm" fo:min-width="11.673cm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7cm" fo:min-width="3.274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99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3.063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79cm" svg:stroke-color="#000000" draw:marker-end="Arrowheads_20_2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079cm" svg:stroke-color="#000000" draw:marker-end="Arrowheads_20_2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26cm" svg:stroke-color="#000000" draw:stroke-linejoin="miter" draw:fill="bitmap" draw:fill-color="#ffffff" draw:fill-image-name="Bitmape_20_2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212cm" svg:stroke-color="#000000" draw:marker-end="Arrowheads_20_23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212cm" svg:stroke-color="#000000" draw:marker-end="Arrowheads_20_24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1.962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695cm" fo:min-width="1.297cm" fo:padding-top="0.13cm" fo:padding-bottom="0.13cm" fo:padding-left="0.25cm" fo:padding-right="0.25cm" fo:wrap-option="no-wrap" draw:shadow="hidden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3.063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26cm" svg:stroke-color="#000000" draw:stroke-linejoin="miter" draw:fill="bitmap" draw:fill-color="#ffffff" draw:fill-image-name="Bitmape_20_3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7cm" fo:min-width="1.979cm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solid" svg:stroke-width="0.079cm" svg:stroke-color="#ff3300" draw:marker-end="Arrowheads_20_2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solid" svg:stroke-width="0.079cm" svg:stroke-color="#ff3300" draw:marker-end="Arrowheads_20_2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solid" svg:stroke-width="0.079cm" svg:stroke-color="#ff3300" draw:marker-end="Arrowheads_20_2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indent="0cm" style:punctuation-wrap="simple" style:line-break="normal"/>
    </style:style>
    <style:style style:name="P3" style:family="paragraph">
      <style:paragraph-properties fo:margin-left="0cm" fo:margin-right="0cm" fo:line-height="100%" fo:text-indent="0cm" style:punctuation-wrap="simple" style:line-break="normal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T1" style:family="text">
      <style:text-properties fo:color="#000000" fo:font-size="20pt" fo:language="en" fo:country="GB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24pt" fo:language="en" fo:country="GB" fo:font-weight="bold" style:font-size-asian="24pt" style:font-weight-asian="bold" style:font-size-complex="24pt" style:font-weight-complex="bold"/>
    </style:style>
    <style:style style:name="T3" style:family="text">
      <style:text-properties fo:color="#000000" fo:language="en" fo:country="GB"/>
    </style:style>
    <style:style style:name="T4" style:family="text">
      <style:text-properties fo:color="#99cc00" fo:font-size="20pt" fo:language="en" fo:country="GB" fo:font-weight="bold" style:font-size-asian="20pt" style:font-weight-asian="bold" style:font-size-complex="20pt" style:font-weight-complex="bold"/>
    </style:style>
    <style:style style:name="T5" style:family="text">
      <style:text-properties fo:color="#ff9900" fo:font-size="20pt" fo:language="en" fo:country="GB" fo:font-weight="bold" style:font-size-asian="20pt" style:font-weight-asian="bold" style:font-size-complex="20pt" style:font-weight-complex="bold"/>
    </style:style>
    <style:style style:name="T6" style:family="text">
      <style:text-properties fo:color="#ff3300" fo:font-family="'Times New Roman'" style:font-family-generic="roman" style:font-pitch="variable" fo:language="en" fo:country="GB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figure">
        <draw:custom-shape draw:style-name="gr1" draw:text-style-name="P1" draw:layer="layout" svg:width="1.698cm" svg:height="5.843cm" svg:x="10.153cm" svg:y="4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92cm" svg:height="1.108cm" svg:x="10.048cm" svg:y="6.493cm">
          <text:p text:style-name="P2"><text:span text:style-name="T1">peer</text:span></text:p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10.166cm" svg:y1="6.308cm" svg:x2="4.112cm" svg:y2="6.312cm">
          <text:p/>
        </draw:line>
        <draw:line draw:style-name="gr3" draw:text-style-name="P4" draw:layer="layout" svg:x1="10.166cm" svg:y1="7.626cm" svg:x2="4.112cm" svg:y2="7.63cm">
          <text:p/>
        </draw:line>
        <draw:line draw:style-name="gr3" draw:text-style-name="P4" draw:layer="layout" svg:x1="17.706cm" svg:y1="9.134cm" svg:x2="11.647cm" svg:y2="9.139cm">
          <text:p/>
        </draw:line>
        <draw:line draw:style-name="gr3" draw:text-style-name="P4" draw:layer="layout" svg:x1="17.706cm" svg:y1="4.799cm" svg:x2="11.647cm" svg:y2="4.804cm">
          <text:p/>
        </draw:line>
        <draw:custom-shape draw:style-name="gr4" draw:text-style-name="P3" draw:layer="layout" svg:width="12.173cm" svg:height="1.277cm" svg:x="5.511cm" svg:y="2.348cm">
          <text:p text:style-name="P2"><text:span text:style-name="T2">upload <text:s text:c="20"/>download</text:span></text:p>
          <draw:enhanced-geometry svg:viewBox="0 0 21600 21600" draw:type="mso-spt202" draw:enhanced-path="M 0 0 L 21600 0 21600 21600 0 21600 0 0 Z N"/>
        </draw:custom-shape>
        <draw:line draw:style-name="gr5" draw:text-style-name="P4" draw:layer="layout" svg:x1="3.746cm" svg:y1="6.308cm" svg:x2="3.75cm" svg:y2="7.626cm">
          <text:p/>
        </draw:line>
        <draw:line draw:style-name="gr5" draw:text-style-name="P4" draw:layer="layout" svg:x1="18.068cm" svg:y1="4.61cm" svg:x2="18.073cm" svg:y2="9.13cm">
          <text:p/>
        </draw:line>
        <draw:custom-shape draw:style-name="gr6" draw:text-style-name="P3" draw:layer="layout" svg:width="3.774cm" svg:height="1.277cm" svg:x="0cm" svg:y="6.493cm">
          <text:p text:style-name="P2"><text:span text:style-name="T3">256 Kbps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5.653cm" svg:height="0.943cm" svg:x="4.31cm" svg:y="6.4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64cm" svg:height="0.944cm" svg:x="12.036cm" svg:y="8.0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464cm" svg:height="0.564cm" svg:x="12.036cm" svg:y="7.2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563cm" svg:height="1.108cm" svg:x="5.247cm" svg:y="8.945cm">
          <text:p text:style-name="P2"><text:span text:style-name="T4">bartering</text:span></text:p>
          <draw:enhanced-geometry svg:viewBox="0 0 21600 21600" draw:type="mso-spt202" draw:enhanced-path="M 0 0 L 21600 0 21600 21600 0 21600 0 0 Z N"/>
        </draw:custom-shape>
        <draw:line draw:style-name="gr10" draw:text-style-name="P4" draw:layer="layout" svg:x1="7.137cm" svg:y1="9.146cm" svg:x2="7.141cm" svg:y2="7.047cm">
          <text:p/>
        </draw:line>
        <draw:line draw:style-name="gr11" draw:text-style-name="P4" draw:layer="layout" svg:x1="8.645cm" svg:y1="9.522cm" svg:x2="12.415cm" svg:y2="8.552cm">
          <text:p/>
        </draw:line>
        <draw:custom-shape draw:style-name="gr8" draw:text-style-name="P1" draw:layer="layout" svg:width="5.464cm" svg:height="0.564cm" svg:x="12.036cm" svg:y="6.4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464cm" svg:height="0.564cm" svg:x="12.036cm" svg:y="5.7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09cm" svg:height="0.564cm" draw:transform="rotate (1.5707963267946) translate (18.823cm 2.347cm)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8.468cm" svg:y1="3.856cm" svg:x2="6.933cm" svg:y2="3.86cm">
          <text:p/>
        </draw:line>
        <draw:line draw:style-name="gr14" draw:text-style-name="P4" draw:layer="layout" svg:x1="15.629cm" svg:y1="3.856cm" svg:x2="14.094cm" svg:y2="3.86cm">
          <text:p/>
        </draw:line>
        <draw:custom-shape draw:style-name="gr1" draw:text-style-name="P1" draw:layer="layout" svg:width="4.145cm" svg:height="1.697cm" svg:x="17.694cm" svg:y="2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2.462cm" svg:height="1.108cm" svg:x="18.504cm" svg:y="2.727cm">
          <text:p text:style-name="P2"><text:span text:style-name="T1">friend</text:span></text:p>
          <draw:enhanced-geometry svg:viewBox="0 0 21600 21600" draw:type="mso-spt202" draw:enhanced-path="M 0 0 L 21600 0 21600 21600 0 21600 0 0 Z N"/>
        </draw:custom-shape>
        <draw:line draw:style-name="gr16" draw:text-style-name="P4" draw:layer="layout" svg:x1="19.774cm" svg:y1="5.364cm" svg:x2="17.485cm" svg:y2="5.368cm">
          <text:p/>
        </draw:line>
        <draw:custom-shape draw:style-name="gr17" draw:text-style-name="P3" draw:layer="layout" svg:width="1.797cm" svg:height="1.955cm" svg:x="19.994cm" svg:y="4.045cm">
          <text:p text:style-name="P2"><text:span text:style-name="T5">for</text:span></text:p>
          <text:p text:style-name="P2"><text:span text:style-name="T5">free</text:span></text:p>
          <draw:enhanced-geometry svg:viewBox="0 0 21600 21600" draw:type="mso-spt202" draw:enhanced-path="M 0 0 L 21600 0 21600 21600 0 21600 0 0 Z N"/>
        </draw:custom-shape>
        <draw:custom-shape draw:style-name="gr18" draw:text-style-name="P3" draw:layer="layout" svg:width="3.563cm" svg:height="1.108cm" svg:x="18.009cm" svg:y="-0.1cm">
          <text:p text:style-name="P2"><text:span text:style-name="T4">bartering</text:span></text:p>
          <draw:enhanced-geometry svg:viewBox="0 0 21600 21600" draw:type="mso-spt202" draw:enhanced-path="M 0 0 L 21600 0 21600 21600 0 21600 0 0 Z N"/>
        </draw:custom-shape>
        <draw:custom-shape draw:style-name="gr19" draw:text-style-name="P1" draw:layer="layout" svg:width="1.509cm" svg:height="0.565cm" draw:transform="rotate (1.5707963267946) translate (20.141cm 2.34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464cm" svg:height="0.564cm" svg:x="12.036cm" svg:y="4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318cm" svg:height="0.565cm" draw:transform="rotate (1.5707963267946) translate (19.519cm 5.377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479cm" svg:height="1.277cm" svg:x="23.069cm" svg:y="0.35cm">
          <text:p text:style-name="P2"><text:span text:style-name="T6">equal</text:span></text:p>
          <draw:enhanced-geometry svg:viewBox="0 0 21600 21600" draw:type="mso-spt202" draw:enhanced-path="M 0 0 L 21600 0 21600 21600 0 21600 0 0 Z N"/>
        </draw:custom-shape>
        <draw:line draw:style-name="gr21" draw:text-style-name="P4" draw:layer="layout" svg:x1="23.575cm" svg:y1="1.557cm" svg:x2="19.13cm" svg:y2="1.204cm">
          <text:p/>
        </draw:line>
        <draw:line draw:style-name="gr22" draw:text-style-name="P4" draw:layer="layout" svg:x1="23.576cm" svg:y1="1.545cm" svg:x2="20.45cm" svg:y2="1.973cm">
          <text:p/>
        </draw:line>
        <draw:line draw:style-name="gr23" draw:text-style-name="P4" draw:layer="layout" svg:x1="23.575cm" svg:y1="1.545cm" svg:x2="19.884cm" svg:y2="4.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2" draw:display-name="Bitmape 2" xlink:href="Pictures/10000000000000080000000804063C1A.png" xlink:type="simple" xlink:show="embed" xlink:actuate="onLoad"/>
    <draw:fill-image draw:name="Bitmape_20_3" draw:display-name="Bitmape 3" xlink:href="Pictures/100000000000000800000008E6C6EAEA.png" xlink:type="simple" xlink:show="embed" xlink:actuate="onLoad"/>
    <draw:marker draw:name="Arrow" svg:viewBox="0 0 20 30" svg:d="m10 0-10 30h20z"/>
    <draw:marker draw:name="Arrowheads_20_21" draw:display-name="Arrowheads 21" svg:viewBox="0 0 237 237" svg:d="m119 0 118 237h-237z"/>
    <draw:marker draw:name="Arrowheads_20_22" draw:display-name="Arrowheads 22" svg:viewBox="0 0 237 237" svg:d="m119 0 118 237h-237z"/>
    <draw:marker draw:name="Arrowheads_20_23" draw:display-name="Arrowheads 23" svg:viewBox="0 0 636 636" svg:d="m318 0 318 636h-636z"/>
    <draw:marker draw:name="Arrowheads_20_24" draw:display-name="Arrowheads 24" svg:viewBox="0 0 636 636" svg:d="m318 0 318 636h-636z"/>
    <draw:marker draw:name="Arrowheads_20_25" draw:display-name="Arrowheads 25" svg:viewBox="0 0 237 237" svg:d="m119 0 118 237h-237z"/>
    <draw:marker draw:name="Arrowheads_20_26" draw:display-name="Arrowheads 26" svg:viewBox="0 0 237 237" svg:d="m119 0 118 237h-237z"/>
    <draw:marker draw:name="Arrowheads_20_27" draw:display-name="Arrowheads 27" svg:viewBox="0 0 237 237" svg:d="m119 0 118 237h-237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30T21:17:48</meta:creation-date>
    <meta:editing-duration>PT3M36S</meta:editing-duration>
    <meta:editing-cycles>3</meta:editing-cycles>
    <meta:generator>OpenOffice.org/3.3$Unix OpenOffice.org_project/330m20$Build-9567</meta:generator>
    <meta:initial-creator>Alberto Montresor</meta:initial-creator>
    <dc:date>2011-10-30T21:21:23</dc:date>
    <dc:creator>Alberto Montresor</dc:creator>
    <meta:document-statistic meta:object-count="33"/>
  </office:meta>
</office:document-meta>
</file>